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/>
    <style:font-face style:name="Arial2" svg:font-family="Arial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" fo:font-size="10pt" style:font-size-asian="10pt" style:font-size-complex="10pt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000000" fo:font-size="10pt" style:font-size-asian="10pt" style:font-size-complex="10pt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font-size="10pt" style:font-size-asian="10pt" style:font-size-complex="10pt"/>
    </style:style>
    <style:style style:name="P6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Courier New"/>
    </style:style>
    <style:style style:name="P7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Courier New" fo:font-size="10pt" style:font-size-asian="10pt" style:font-size-complex="10pt"/>
    </style:style>
    <style:style style:name="T1" style:family="text">
      <style:text-properties fo:color="#000080" fo:font-weight="bold"/>
    </style:style>
    <style:style style:name="T2" style:family="text">
      <style:text-properties fo:color="#000080" style:font-name="Courier New" fo:font-weight="bold"/>
    </style:style>
    <style:style style:name="T3" style:family="text">
      <style:text-properties style:font-name="Courier New"/>
    </style:style>
    <style:style style:name="T4" style:family="text">
      <style:text-properties style:font-name="Courier New" fo:font-style="italic"/>
    </style:style>
    <style:style style:name="T5" style:family="text">
      <style:text-properties style:font-name="Courier New" fo:background-color="#e4e4ff"/>
    </style:style>
    <style:style style:name="T6" style:family="text">
      <style:text-properties fo:color="#660e7a" style:font-name="Courier New"/>
    </style:style>
    <style:style style:name="T7" style:family="text">
      <style:text-properties fo:color="#660e7a" style:font-name="Courier New" fo:font-style="italic" fo:font-weight="bold"/>
    </style:style>
    <style:style style:name="T8" style:family="text">
      <style:text-properties fo:color="#660e7a" style:font-name="Courier New" fo:font-weight="bold"/>
    </style:style>
    <style:style style:name="T9" style:family="text">
      <style:text-properties fo:color="#808000"/>
    </style:style>
    <style:style style:name="T10" style:family="text">
      <style:text-properties fo:color="#808000" style:font-name="Courier New"/>
    </style:style>
    <style:style style:name="T11" style:family="text">
      <style:text-properties fo:color="#0000ff" style:font-name="Courier New"/>
    </style:style>
    <style:style style:name="T12" style:family="text">
      <style:text-properties fo:color="#008000" style:font-name="Courier New" fo:font-weight="bold"/>
    </style:style>
    <style:style style:name="T13" style:family="text">
      <style:text-properties fo:color="#808080"/>
    </style:style>
    <style:style style:name="T14" style:family="text">
      <style:text-properties fo:color="#808080" style:font-name="Courier New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ackage </text:span>pl.edu.zslp.rolldicesgame;</text:p>
      <text:p text:style-name="P2"><text:span text:style-name="T1">import </text:span>android.os.Bundle;</text:p>
      <text:p text:style-name="P2"><text:span text:style-name="T1">import </text:span>android.support.v7.app.AppCompatActivity;</text:p>
      <text:p text:style-name="P2"><text:span text:style-name="T1">import </text:span>android.view.View;</text:p>
      <text:p text:style-name="P2"><text:span text:style-name="T1">import </text:span>android.view.animation.Animation;</text:p>
      <text:p text:style-name="P2"><text:span text:style-name="T1">import </text:span>android.view.animation.AnimationUtils;</text:p>
      <text:p text:style-name="P2"><text:span text:style-name="T1">import </text:span>android.widget.ImageView;</text:p>
      <text:p text:style-name="P2"><text:span text:style-name="T1">import </text:span>java.util.Random;</text:p>
      <text:p text:style-name="P2"><text:span text:style-name="T1">import </text:span>pl.edu.zslp.rolldicesgame.R;</text:p>
      <text:p text:style-name="P2"/>
      <text:p text:style-name="P2"/>
      <text:p text:style-name="P2"><text:span text:style-name="T1">public class </text:span>MainActivity <text:span text:style-name="T1">extends </text:span>AppCompatActivity {</text:p>
      <text:p text:style-name="P2"/>
      <text:p text:style-name="P1"><text:s text:c="4"/><text:span text:style-name="T2">public static final </text:span><text:span text:style-name="T3">Random </text:span><text:span text:style-name="T7">RANDOM </text:span><text:span text:style-name="T3">= </text:span><text:span text:style-name="T2">new </text:span><text:span text:style-name="T3">Random();</text:span></text:p>
      <text:p text:style-name="P1"><text:s text:c="4"/><text:span text:style-name="T2">private </text:span><text:span text:style-name="T3">ImageView </text:span><text:span text:style-name="T8">imageView1</text:span><text:span text:style-name="T3">, </text:span><text:span text:style-name="T8">imageView2</text:span><text:span text:style-name="T3">;</text:span></text:p>
      <text:p text:style-name="P1"><text:span text:style-name="T3"/></text:p>
      <text:p text:style-name="P1"><text:span text:style-name="T3"/></text:p>
      <text:p text:style-name="P1"><text:s text:c="4"/><text:span text:style-name="T10">@Override</text:span></text:p>
      <text:p text:style-name="P1"><text:span text:style-name="T9"><text:s text:c="4"/></text:span><text:span text:style-name="T2">protected void </text:span><text:span text:style-name="T3">onCreate(Bundle savedInstanceState) {</text:span></text:p>
      <text:p text:style-name="P1"><text:s text:c="8"/><text:span text:style-name="T2">super</text:span><text:span text:style-name="T3">.onCreate(savedInstanceState);</text:span></text:p>
      <text:p text:style-name="P1"><text:s text:c="8"/><text:span text:style-name="T3">setContentView(R.layout.</text:span><text:span text:style-name="T7">activity_main</text:span><text:span text:style-name="T3">);</text:span></text:p>
      <text:p text:style-name="P1"><text:s text:c="8"/><text:span text:style-name="T8">imageView1 </text:span><text:span text:style-name="T3">= (ImageView) findViewById(R.id.</text:span><text:span text:style-name="T7">imageView1</text:span><text:span text:style-name="T3">);</text:span></text:p>
      <text:p text:style-name="P1"><text:s text:c="8"/><text:span text:style-name="T8">imageView2 </text:span><text:span text:style-name="T3">= (ImageView) findViewById(R.id.</text:span><text:span text:style-name="T7">imageView2</text:span><text:span text:style-name="T3">); <text:s/>}</text:span></text:p>
      <text:p text:style-name="P1"><text:s text:c="4"/><text:span text:style-name="T14">/* returns random number from1 to 6*/</text:span></text:p>
      <text:p text:style-name="P1"><text:span text:style-name="T13"><text:s text:c="4"/></text:span><text:span text:style-name="T2">public static int </text:span><text:span text:style-name="T3">rand() {</text:span></text:p>
      <text:p text:style-name="P1"><text:s text:c="8"/><text:span text:style-name="T2">return </text:span><text:span text:style-name="T7">RANDOM</text:span><text:span text:style-name="T3">.nextInt(</text:span><text:span text:style-name="T11">6</text:span><text:span text:style-name="T3">) + </text:span><text:span text:style-name="T11">1</text:span><text:span text:style-name="T3">;</text:span></text:p>
      <text:p text:style-name="P1"><text:s text:c="4"/><text:span text:style-name="T3">}</text:span></text:p>
      <text:p text:style-name="P1"><text:s text:c="4"/><text:span text:style-name="T14">/* returns picture of dice named dice_random number */</text:span></text:p>
      <text:p text:style-name="P1"><text:span text:style-name="T13"><text:s text:c="4"/></text:span><text:span text:style-name="T2">public int </text:span><text:span text:style-name="T3">res() {</text:span></text:p>
      <text:p text:style-name="P1"><text:s text:c="8"/><text:span text:style-name="T2">return </text:span><text:span text:style-name="T3">getResources().getIdentifier(</text:span><text:span text:style-name="T12">"dice_" </text:span><text:span text:style-name="T3">+ </text:span><text:span text:style-name="T4">rand</text:span><text:span text:style-name="T3">(), </text:span><text:span text:style-name="T12">"drawable"</text:span><text:span text:style-name="T3">,</text:span></text:p>
      <text:p text:style-name="P1"><text:s text:c="16"/><text:span text:style-name="T12">"pl.edu.zslp.rolldicesgame"</text:span><text:span text:style-name="T3">);</text:span></text:p>
      <text:p text:style-name="P1"><text:s text:c="4"/><text:span text:style-name="T3">}</text:span></text:p>
      <text:p text:style-name="P1"><text:s text:c="4"/><text:span text:style-name="T2">public void </text:span><text:span text:style-name="T3">MClick(View view) {</text:span></text:p>
      <text:p text:style-name="P1"><text:span text:style-name="T3"/></text:p>
      <text:p text:style-name="P1"><text:s text:c="8"/><text:span text:style-name="T2">final </text:span><text:span text:style-name="T3">Animation anim1 = AnimationUtils.</text:span><text:span text:style-name="T4">loadAnimation</text:span><text:span text:style-name="T3">(MainActivity.</text:span><text:span text:style-name="T2">this</text:span><text:span text:style-name="T3">, R.anim.</text:span><text:span text:style-name="T7">shake</text:span><text:span text:style-name="T3">);</text:span></text:p>
      <text:p text:style-name="P1"><text:s text:c="8"/><text:span text:style-name="T2">final </text:span><text:span text:style-name="T3">Animation anim2 = AnimationUtils.</text:span><text:span text:style-name="T4">loadAnimation</text:span><text:span text:style-name="T3">(MainActivity.</text:span><text:span text:style-name="T2">this</text:span><text:span text:style-name="T3">, R.anim.</text:span><text:span text:style-name="T7">shake</text:span><text:span text:style-name="T3">);</text:span></text:p>
      <text:p text:style-name="P1"><text:span text:style-name="T3"/></text:p>
      <text:p text:style-name="P1"><text:s text:c="8"/><text:span text:style-name="T2">final </text:span><text:span text:style-name="T3">Animation.AnimationListener animationListener = </text:span><text:span text:style-name="T2">new </text:span><text:span text:style-name="T3">Animation.AnimationListener() {</text:span></text:p>
      <text:p text:style-name="P1"><text:span text:style-name="T3"/></text:p>
      <text:p text:style-name="P1"><text:s text:c="12"/><text:span text:style-name="T10">@Override</text:span></text:p>
      <text:p text:style-name="P1"><text:span text:style-name="T9"><text:s text:c="12"/></text:span><text:span text:style-name="T2">public void </text:span><text:span text:style-name="T3">onAnimationStart(Animation animation) {</text:span></text:p>
      <text:p text:style-name="P1"><text:s text:c="12"/><text:span text:style-name="T3">}</text:span></text:p>
      <text:p text:style-name="P1"><text:s text:c="12"/><text:span text:style-name="T10">@Override</text:span></text:p>
      <text:p text:style-name="P1"><text:span text:style-name="T9"><text:s text:c="12"/></text:span><text:span text:style-name="T2">public void </text:span><text:span text:style-name="T3">onAnimationEnd(Animation animation) {</text:span></text:p>
      <text:p text:style-name="P1"><text:span text:style-name="T3"/></text:p>
      <text:p text:style-name="P1"><text:s text:c="16"/><text:span text:style-name="T8">imageView1</text:span><text:span text:style-name="T3">.setImageResource(res());</text:span></text:p>
      <text:p text:style-name="P1"><text:s text:c="16"/><text:span text:style-name="T8">imageView2</text:span><text:span text:style-name="T3">.setImageResource(res());</text:span></text:p>
      <text:p text:style-name="P1"><text:s text:c="12"/><text:span text:style-name="T3">}</text:span></text:p>
      <text:p text:style-name="P1"><text:s text:c="12"/><text:span text:style-name="T10">@Override</text:span></text:p>
      <text:p text:style-name="P1"><text:span text:style-name="T9"><text:s text:c="12"/></text:span><text:span text:style-name="T2">public void </text:span><text:span text:style-name="T3">onAnimationRepeat(Animation animation) {</text:span></text:p>
      <text:p text:style-name="P1"><text:span text:style-name="T3"/></text:p>
      <text:p text:style-name="P1"><text:s text:c="12"/><text:span text:style-name="T3">}};</text:span></text:p>
      <text:p text:style-name="P1"><text:span text:style-name="T3"/></text:p>
      <text:p text:style-name="P1"><text:s text:c="8"/><text:span text:style-name="T3">anim1.setAnimationListener(animationListener);</text:span></text:p>
      <text:p text:style-name="P1"><text:s text:c="8"/><text:span text:style-name="T3">anim2.setAnimationListener(animationListener);</text:span></text:p>
      <text:p text:style-name="P1"><text:s text:c="8"/><text:span text:style-name="T8">imageView1</text:span><text:span text:style-name="T3">.startAnimation(anim1);</text:span></text:p>
      <text:p text:style-name="P1"><text:s text:c="8"/><text:span text:style-name="T8">imageView2</text:span><text:span text:style-name="T3">.startAnimation(anim2);</text:span></text:p>
      <text:p text:style-name="P1"><text:s text:c="4"/><text:span text:style-name="T3">}</text:span></text:p>
      <text:p text:style-name="P6">}</text:p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/>
    <style:font-face style:name="Arial2" svg:font-family="Arial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NSimSun" style:font-size-asian="10pt" style:font-name-complex="Courier New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06T01:04:36.07</meta:creation-date>
    <dc:date>2018-04-07T12:24:31.10</dc:date>
    <meta:editing-duration>PT4M46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2" meta:paragraph-count="48" meta:word-count="143" meta:character-count="1973"/>
  </office:meta>
</office:document-meta>
</file>